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3ab6" officeooo:paragraph-rsid="00173ab6"/>
    </style:style>
    <style:style style:name="T1" style:family="text">
      <style:text-properties officeooo:rsid="001547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Métricas de Software</text:p>
      <text:p text:style-name="P1"/>
      <text:p text:style-name="P1">4.1 Qualidade de Software</text:p>
      <text:p text:style-name="P1"/>
      <text:p text:style-name="P1"/>
      <text:p text:style-name="P1"/>
      <text:p text:style-name="P1">Referência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9:52:10.401906246</meta:creation-date>
    <dc:date>2014-09-06T14:35:34.147953105</dc:date>
    <meta:editing-duration>PT18H8M18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3" meta:word-count="9" meta:character-count="58" meta:non-whitespace-character-count="52"/>
  </office:meta>
</office:document-meta>
</file>